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9.816041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144pt" style:use-optimal-row-height="true" fo:break-before="auto"/>
    </style:style>
    <style:style style:name="ro5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11">
            <text:p>Verify that max number of characters for Larst name on Registration page is 35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5. Enter @FirstName value in<text:s/></text:p>
            <text:p>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6. Enter @LongLastName value in "Last Name"<text:s/></text:p>
            <text:p>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Enter @Email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9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0. Select @Date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2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13. Click on "Register" button</text:p>
          </table:table-cell>
          <table:table-cell office:value-type="string" table:style-name="ce4">
            <text:p>"Last Name" field is red and <text:s/>there is validation message saying that max number of characters that "Last Name" can contain is 35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4. Modify "Last Name" field by entering<text:s/></text:p>
            <text:p>35-characters-long @FirstName</text:p>
          </table:table-cell>
          <table:table-cell office:value-type="string" table:style-name="ce3">
            <text:p>"Last Name" is modified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15. Click on "Register" button</text:p>
          </table:table-cell>
          <table:table-cell office:value-type="string" table:style-name="ce4">
            <text:p>A page with following message is displayed:</text:p>
            <text:p/>
            <text:p>"THANK YOU FOR JOINING!"</text:p>
            <text:p>You're almost there!</text:p>
            <text:p>For your security, an email verification has been sent to your email address. Please follow the instructions in the email to verify your account.</text:p>
            <text:p/>
            <text:p>Didn't receive the email? Click the button to resend it."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6. Verify that Email for account verification<text:s/></text:p>
            <text:p>is received</text:p>
          </table:table-cell>
          <table:table-cell office:value-type="string" table:style-name="ce3">
            <text:p>Email for account verification is receiv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17. Click on the link in the received email</text:p>
          </table:table-cell>
          <table:table-cell office:value-type="string" table:style-name="ce4">
            <text:p>Registration is finalized. Dashboard app is displayed with the message that confirms successful registration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https://xd.adobe.com/view/b85c69aa-775a-4611-a070-a6a6acb3a4f2-ed0f/?fullscreen&amp;hints=of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</text:p>
          </table:table-cell>
          <table:table-cell office:value-type="string" table:style-name="ce3">
            <text:p>Chri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ongLastName</text:p>
          </table:table-cell>
          <table:table-cell office:value-type="string" table:style-name="ce3">
            <text:p>Rhoshandiatellyneshiaunneveshenk Koy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3">
            <text:p>chris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</text:p>
          </table:table-cell>
          <table:table-cell office:value-type="string" table:style-name="ce7">
            <text:p><text:a xlink:href="mailto:chris.r@gmail.com">chris.r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</text:p>
          </table:table-cell>
          <table:table-cell office:value-type="date" office:date-value="1997-10-12T00:00:00" table:style-name="ce8">
            <text:p>12.10.199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3">
            <text:p>aEho15!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astName</text:p>
          </table:table-cell>
          <table:table-cell office:value-type="string" table:style-name="ce10">
            <text:p>Rhoshandiatellyneshiaunneveshenkano</text:p>
          </table:table-cell>
          <table:table-cell table:number-columns-repeated="16382"/>
        </table:table-row>
        <table:table-row table:number-rows-repeated="104854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 number:style="long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27:45Z</meta:creation-date>
    <dc:date>2022-07-01T08:43:51Z</dc:date>
  </office:meta>
</office:document-meta>
</file>